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Meta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etaElementImpl.setHttpEquiv( String httpEqui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etaElementImpl.setScheme(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etaElementImpl.HTMLMeta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etaElementImpl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MetaElementImp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etaElementImpl.getHttpEqui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etaElementImpl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eta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